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2151A85BF241CAF66D4.png" manifest:media-type="image/png"/>
  <manifest:file-entry manifest:full-path="Pictures/10000000000004770000030C52236598BB1B4C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11.322cm, 8.618cm, 0.614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328cm, 8.621cm, 0.698cm, 4.885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536cm, 12.109cm, 0.84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2.013cm, 12.519cm, 0.663cm, 2.6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637cm, 9.372cm, 0.714cm, 1.172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5cm"/>
    </style:style>
    <style:style style:name="gr7" style:family="graphic" style:parent-style-name="standard">
      <style:graphic-properties draw:textarea-horizontal-align="justify" draw:textarea-vertical-align="middle" draw:auto-grow-height="false" fo:min-height="0.407cm" fo:min-width="0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7.198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.499cm" svg:height="7.55cm" svg:x="5.5cm" svg:y="7.55cm">
          <draw:image xlink:href="Pictures/10000000000004770000030C52236598BB1B4C62.png" xlink:type="simple" xlink:show="embed" xlink:actuate="onLoad" draw:mime-type="image/png">
            <text:p/>
          </draw:image>
        </draw:frame>
        <draw:frame draw:style-name="gr2" draw:text-style-name="P1" draw:layer="layout" svg:width="1.75cm" svg:height="3.5cm" svg:x="15.75cm" svg:y="15.9cm">
          <draw:image xlink:href="Pictures/10000001000002AA000002151A85BF241CAF66D4.png" xlink:type="simple" xlink:show="embed" xlink:actuate="onLoad" draw:mime-type="image/png">
            <text:p/>
          </draw:image>
        </draw:frame>
        <draw:frame draw:style-name="gr3" draw:text-style-name="P1" draw:layer="layout" svg:width="2.3cm" svg:height="3.382cm" svg:x="2.7cm" svg:y="10.368cm">
          <draw:image xlink:href="Pictures/10000001000002AA000002151A85BF241CAF66D4.png" xlink:type="simple" xlink:show="embed" xlink:actuate="onLoad" draw:mime-type="image/png">
            <text:p/>
          </draw:image>
        </draw:frame>
        <draw:frame draw:style-name="gr4" draw:text-style-name="P1" draw:layer="layout" svg:width="9.499cm" svg:height="4.999cm" svg:x="5.751cm" svg:y="15.301cm">
          <draw:image xlink:href="Pictures/10000000000004770000030C52236598BB1B4C62.png" xlink:type="simple" xlink:show="embed" xlink:actuate="onLoad" draw:mime-type="image/png">
            <text:p/>
          </draw:image>
        </draw:frame>
        <draw:frame draw:style-name="gr5" draw:text-style-name="P1" draw:layer="layout" svg:width="3.642cm" svg:height="4.249cm" svg:x="3.108cm" svg:y="5.001cm">
          <draw:image xlink:href="Pictures/10000001000002AA000002151A85BF241CAF66D4.png" xlink:type="simple" xlink:show="embed" xlink:actuate="onLoad" draw:mime-type="image/png">
            <text:p/>
          </draw:image>
        </draw:frame>
        <draw:frame draw:style-name="gr5" draw:text-style-name="P1" draw:layer="layout" svg:width="3.642cm" svg:height="4.249cm" svg:x="13.708cm" svg:y="4.751cm">
          <draw:image xlink:href="Pictures/10000001000002AA000002151A85BF241CAF66D4.png" xlink:type="simple" xlink:show="embed" xlink:actuate="onLoad" draw:mime-type="image/png">
            <text:p/>
          </draw:image>
        </draw:frame>
        <draw:custom-shape draw:style-name="gr6" draw:text-style-name="P1" draw:layer="layout" svg:width="15.5cm" svg:height="0.111cm" svg:x="2.5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cm" svg:height="0.75cm" svg:x="3.35cm" svg:y="9.25cm">
          <text:p/>
          <draw:enhanced-geometry svg:viewBox="0 0 21600 21600" draw:text-areas="?f0 0 ?f2 ?f5" draw:type="down-arrow" draw:modifiers="17803.4620505992 8605.57768924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25cm" svg:height="7.5cm" svg:x="16.75cm" svg:y="8.5cm">
          <text:p/>
          <draw:enhanced-geometry svg:viewBox="0 0 21600 21600" draw:text-areas="?f0 0 ?f2 ?f5" draw:type="down-arrow" draw:modifiers="20575.0749931824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4.206cm" svg:height="0.962cm" svg:x="8.25cm" svg:y="6cm">
          <draw:text-box>
            <text:p>Napi C GPIO</text:p>
          </draw:text-box>
        </draw:frame>
        <draw:frame draw:style-name="gr10" draw:text-style-name="P2" draw:layer="layout" svg:width="0.502cm" svg:height="0.962cm" svg:x="18cm" svg:y="10.7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0T15:23:26.008225391</meta:creation-date>
    <dc:date>2024-09-30T16:02:51.535729961</dc:date>
    <meta:editing-duration>P5DT12M31S</meta:editing-duration>
    <meta:editing-cycles>1</meta:editing-cycles>
    <meta:document-statistic meta:object-count="11"/>
    <meta:generator>LibreOffice/7.3.7.2$Linux_X86_64 LibreOffice_project/30$Build-2</meta:generator>
  </office:meta>
</office:document-meta>
</file>